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200000169000000FD7D5912370A3D3072.eps" manifest:media-type="image/x-ep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.25pt" officeooo:rsid="00184826" officeooo:paragraph-rsid="00184826" style:font-size-asian="16pt" style:font-size-complex="18.25pt"/>
    </style:style>
    <style:style style:name="P2" style:family="paragraph" style:parent-style-name="Standard">
      <style:paragraph-properties fo:text-align="end" style:justify-single-word="false"/>
      <style:text-properties fo:font-size="12pt" officeooo:rsid="00184826" officeooo:paragraph-rsid="00184826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84826" officeooo:paragraph-rsid="0018482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84826" officeooo:paragraph-rsid="00184826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0.5pt" officeooo:rsid="00184826" officeooo:paragraph-rsid="00184826" style:font-size-asian="10.5pt" style:font-size-complex="10.5pt"/>
    </style:style>
    <style:style style:name="P6" style:family="paragraph" style:parent-style-name="Standard">
      <style:paragraph-properties fo:text-align="center" style:justify-single-word="false"/>
      <style:text-properties fo:font-size="10.5pt" officeooo:rsid="00184826" officeooo:paragraph-rsid="00184826" style:font-size-asian="10.5pt" style:font-size-complex="10.5pt"/>
    </style:style>
    <style:style style:name="P7" style:family="paragraph" style:parent-style-name="Standard">
      <style:paragraph-properties fo:text-align="start" style:justify-single-word="false"/>
      <style:text-properties fo:font-size="10.5pt" officeooo:rsid="0019fa3f" officeooo:paragraph-rsid="0019fa3f" style:font-size-asian="10.5pt" style:font-size-complex="10.5pt"/>
    </style:style>
    <style:style style:name="P8" style:family="paragraph" style:parent-style-name="Standard">
      <style:paragraph-properties fo:text-align="start" style:justify-single-word="false"/>
      <style:text-properties fo:font-size="12pt" officeooo:rsid="0019fa3f" officeooo:paragraph-rsid="0019fa3f" style:font-size-asian="12pt" style:font-size-complex="12pt"/>
    </style:style>
    <style:style style:name="T1" style:family="text">
      <style:text-properties officeooo:rsid="0019fa3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ll , pitchのキャリブレーリョン</text:p>
      <text:p text:style-name="P2">H28.9.14（水）</text:p>
      <text:p text:style-name="P3"/>
      <text:p text:style-name="P4">1. 実験内容</text:p>
      <text:p text:style-name="P3">　プログラム動作中にモーターへの指令値に加える補正値を<text:span text:style-name="T1">0.005刻みでコントローラから</text:span>変更できるようにした.これを用いて目測で全モーターの始動を均一化した.</text:p>
      <text:p text:style-name="P3"/>
      <text:p text:style-name="P4">2. 結果</text:p>
      <text:p text:style-name="P5">　実験を行った結果, <text:span text:style-name="T1">R=0.130 , L=0.055 , F=0.000 , B=0.095でほぼ均一となった.この値をmotortestプログラムに反映させて実行したところ図1のようになった.モーターへの指令値はR , L , F , Bの順で送られる.</text:span></text:p>
      <text:p text:style-name="P6"><draw:frame draw:style-name="fr1" draw:name="イメージ1" text:anchor-type="paragraph" svg:width="12.735cm" svg:height="8.925cm" draw:z-index="0"><draw:image xlink:href="Pictures/2000000200000169000000FD7D5912370A3D3072.eps" xlink:type="simple" xlink:show="embed" xlink:actuate="onLoad"/></draw:frame>図<text:span text:style-name="T1">1　モーターへの指令値と振動</text:span></text:p>
      <text:p text:style-name="P5"/>
      <text:p text:style-name="P8">3. 考察</text:p>
      <text:p text:style-name="P7">　すべてのモーターが指令値に対してほぼ同じ値で振動が増加し始めているので,モーターの始動はほぼ同じになったと考えられ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 Pゴシック" style:font-family-asian="'IPA Pゴシック'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kaoPGothic1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kaoPGothic1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1" style:font-family-complex="TakaoPGothic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09:39:05.141024178</meta:creation-date>
    <meta:generator>LibreOffice/5.1.4.2$Linux_X86_64 LibreOffice_project/10m0$Build-2</meta:generator>
    <dc:date>2016-09-14T20:30:34.643717929</dc:date>
    <meta:editing-duration>PT11M29S</meta:editing-duration>
    <meta:editing-cycles>2</meta:editing-cycles>
    <meta:document-statistic meta:table-count="0" meta:image-count="1" meta:object-count="0" meta:page-count="1" meta:paragraph-count="9" meta:word-count="258" meta:character-count="333" meta:non-whitespace-character-count="311"/>
  </office:meta>
</office:document-meta>
</file>